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0d0d0" draw:textarea-horizontal-align="justify" draw:textarea-vertical-align="top" draw:auto-grow-height="false" fo:min-height="46.01cm" fo:min-width="19.09cm"/>
      <style:paragraph-properties style:writing-mode="lr-tb"/>
    </style:style>
    <style:style style:name="gr2" style:family="graphic" style:parent-style-name="standard">
      <style:graphic-properties svg:stroke-color="#000000" draw:fill="solid" draw:fill-color="#009e4f" draw:textarea-horizontal-align="justify" draw:textarea-vertical-align="top" draw:auto-grow-height="false" fo:min-height="3.878cm" fo:min-width="17.915cm"/>
      <style:paragraph-properties style:writing-mode="lr-tb"/>
    </style:style>
    <style:style style:name="gr3" style:family="graphic" style:parent-style-name="standard">
      <style:graphic-properties svg:stroke-color="#000000" draw:fill="solid" draw:fill-color="#62c400" draw:textarea-horizontal-align="justify" draw:textarea-vertical-align="middle" draw:auto-grow-height="false" fo:min-height="1.655cm" fo:min-width="17.28cm"/>
      <style:paragraph-properties style:writing-mode="lr-tb"/>
    </style:style>
    <style:style style:name="gr4" style:family="graphic" style:parent-style-name="standard">
      <style:graphic-properties svg:stroke-color="#000000" draw:fill="solid" draw:fill-color="#00caca" draw:textarea-horizontal-align="justify" draw:textarea-vertical-align="top" draw:auto-grow-height="false" fo:min-height="34.992cm" fo:min-width="17.915cm"/>
      <style:paragraph-properties style:writing-mode="lr-tb"/>
    </style:style>
    <style:style style:name="gr5" style:family="graphic" style:parent-style-name="standard">
      <style:graphic-properties svg:stroke-color="#000000" draw:fill="solid" draw:fill-color="#fe7f00" draw:textarea-horizontal-align="justify" draw:textarea-vertical-align="top" draw:auto-grow-height="false" fo:min-height="3.56cm" fo:min-width="17.915cm"/>
      <style:paragraph-properties style:writing-mode="lr-tb"/>
    </style:style>
    <style:style style:name="gr6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2.925cm" fo:min-width="17.28cm"/>
      <style:paragraph-properties style:writing-mode="lr-tb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337cm" fo:min-width="15.057cm"/>
      <style:paragraph-properties style:writing-mode="lr-tb"/>
    </style:style>
    <style:style style:name="gr8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3.878cm" fo:min-width="17.28cm"/>
      <style:paragraph-properties style:writing-mode="lr-tb"/>
    </style:style>
    <style:style style:name="gr9" style:family="graphic" style:parent-style-name="standard">
      <style:graphic-properties svg:stroke-color="#000000" draw:fill="solid" draw:fill-color="#e3e300" draw:textarea-horizontal-align="justify" draw:textarea-vertical-align="middle" draw:auto-grow-height="false" fo:min-height="1.021cm" fo:min-width="15.057cm"/>
      <style:paragraph-properties style:writing-mode="lr-tb"/>
    </style:style>
    <style:style style:name="gr10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275cm" fo:min-width="17.28cm"/>
      <style:paragraph-properties style:writing-mode="lr-tb"/>
    </style:style>
    <style:style style:name="gr11" style:family="graphic" style:parent-style-name="standard">
      <style:graphic-properties svg:stroke-color="#000000" draw:fill="solid" draw:fill-color="#9e004f" draw:textarea-horizontal-align="justify" draw:textarea-vertical-align="top" draw:auto-grow-height="false" fo:min-height="7.37cm" fo:min-width="15.057cm"/>
      <style:paragraph-properties style:writing-mode="lr-tb"/>
    </style:style>
    <style:style style:name="gr12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9.592cm" fo:min-width="17.28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ff" draw:textarea-horizontal-align="justify" draw:textarea-vertical-align="middle" draw:auto-grow-height="false" fo:min-height="1.337cm" fo:min-width="15.057cm"/>
      <style:paragraph-properties style:writing-mode="lr-tb"/>
    </style:style>
    <style:style style:name="gr14" style:family="graphic" style:parent-style-name="standard">
      <style:graphic-properties svg:stroke-color="#000000" draw:fill="solid" draw:fill-color="#008400" draw:textarea-horizontal-align="justify" draw:textarea-vertical-align="top" draw:auto-grow-height="false" fo:min-height="3.243cm" fo:min-width="15.057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b0" draw:textarea-horizontal-align="justify" draw:textarea-vertical-align="middle" draw:auto-grow-height="false" fo:min-height="1.337cm" fo:min-width="15.057cm"/>
      <style:paragraph-properties style:writing-mode="lr-tb"/>
    </style:style>
    <style:style style:name="gr16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337cm" fo:min-width="13.788cm"/>
      <style:paragraph-properties style:writing-mode="lr-tb"/>
    </style:style>
    <style:style style:name="gr17" style:family="graphic" style:parent-style-name="standard">
      <style:graphic-properties svg:stroke-color="#000000" draw:fill="solid" draw:fill-color="#00ffff" draw:textarea-horizontal-align="justify" draw:textarea-vertical-align="top" draw:auto-grow-height="false" fo:min-height="5.465cm" fo:min-width="17.28cm"/>
      <style:paragraph-properties style:writing-mode="lr-tb"/>
    </style:style>
    <style:style style:name="gr18" style:family="graphic" style:parent-style-name="standard">
      <style:graphic-properties svg:stroke-color="#000000" draw:fill="solid" draw:fill-color="#9c9c00" draw:textarea-horizontal-align="justify" draw:textarea-vertical-align="middle" draw:auto-grow-height="false" fo:min-height="1.337cm" fo:min-width="15.057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325cm" style:use-optimal-row-height="false"/>
    </style:style>
    <style:style style:name="ro2" style:family="table-row">
      <style:table-row-properties style:row-height="1.324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0d0d0"/>
      <style:paragraph-properties fo:text-align="center"/>
    </style:style>
    <style:style style:name="P3" style:family="paragraph">
      <loext:graphic-properties draw:fill="solid" draw:fill-color="#009e4f"/>
      <style:paragraph-properties fo:text-align="center"/>
    </style:style>
    <style:style style:name="P4" style:family="paragraph">
      <loext:graphic-properties draw:fill="solid" draw:fill-color="#62c400"/>
      <style:paragraph-properties fo:text-align="center"/>
    </style:style>
    <style:style style:name="P5" style:family="paragraph">
      <loext:graphic-properties draw:fill="solid" draw:fill-color="#00caca"/>
      <style:paragraph-properties fo:text-align="center"/>
    </style:style>
    <style:style style:name="P6" style:family="paragraph">
      <loext:graphic-properties draw:fill="solid" draw:fill-color="#fe7f00"/>
      <style:paragraph-properties fo:text-align="center"/>
    </style:style>
    <style:style style:name="P7" style:family="paragraph">
      <loext:graphic-properties draw:fill="solid" draw:fill-color="#00ffff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solid" draw:fill-color="#e3e300"/>
      <style:paragraph-properties fo:text-align="center"/>
    </style:style>
    <style:style style:name="P10" style:family="paragraph">
      <loext:graphic-properties draw:fill="solid" draw:fill-color="#9e004f"/>
      <style:paragraph-properties fo:text-align="center"/>
    </style:style>
    <style:style style:name="P11" style:family="paragraph">
      <loext:graphic-properties draw:fill="solid" draw:fill-color="#ff00ff"/>
      <style:paragraph-properties fo:text-align="center"/>
    </style:style>
    <style:style style:name="P12" style:family="paragraph">
      <loext:graphic-properties draw:fill="solid" draw:fill-color="#008400"/>
      <style:paragraph-properties fo:text-align="center"/>
    </style:style>
    <style:style style:name="P13" style:family="paragraph">
      <loext:graphic-properties draw:fill="solid" draw:fill-color="#0000b0"/>
      <style:paragraph-properties fo:text-align="center"/>
    </style:style>
    <style:style style:name="P14" style:family="paragraph">
      <loext:graphic-properties draw:fill="solid" draw:fill-color="#333333"/>
      <style:paragraph-properties fo:text-align="center"/>
    </style:style>
    <style:style style:name="P15" style:family="paragraph">
      <loext:graphic-properties draw:fill="solid" draw:fill-color="#9c9c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46.26cm" svg:x="1cm" svg:y="1cm">
          <text:p text:style-name="P1">&lt;body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4.128cm" svg:x="1.635cm" svg:y="2.269cm">
          <text:p text:style-name="P1">&lt;header&gt;</text:p>
          <text:p text:style-name="P1">&lt;h1&gt;Projekt Episkos&lt;/h1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1.905cm" svg:x="1.952cm" svg:y="4.175cm">
          <text:p text:style-name="P1">&lt;nav&gt;</text:p>
          <text:p text:style-name="P1">Start|The Software|Our Team|Our Goal|Current State|Impri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415cm" svg:height="35.242cm" svg:x="1.635cm" svg:y="7.35cm">
          <text:p text:style-name="P1">&lt;main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415cm" svg:height="3.81cm" svg:x="1.635cm" svg:y="42.91cm">
          <text:p text:style-name="P1">&lt;footer id=”imprint”&gt;</text:p>
          <text:p text:style-name="P1">&lt;h2&gt;Imprint&lt;/h2&gt;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78cm" svg:height="3.175cm" svg:x="1.952cm" svg:y="8.62cm">
          <text:p text:style-name="P1">&lt;section id="landing"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557cm" svg:height="1.587cm" svg:x="3.222cm" svg:y="9.573cm">
          <text:p text:style-name="P1">&lt;img src="img/platzhalter.png"&gt;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78cm" svg:height="4.128cm" svg:x="1.952cm" svg:y="12.112cm">
          <text:p text:style-name="P1">&lt;section id="software"&gt;</text:p>
          <text:p text:style-name="P1">&lt;h2&gt;What is Project Episkos?&lt;/h2&gt;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5.557cm" svg:height="1.271cm" svg:x="2.905cm" svg:y="14.017cm">
          <text:p text:style-name="P1">&lt;article&gt;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7.78cm" svg:height="9.525cm" svg:x="1.952cm" svg:y="16.557cm">
          <text:p text:style-name="P1">&lt;section id="team"&gt;</text:p>
          <text:p text:style-name="P1">&lt;h2&gt;Our Team&lt;/h2&gt;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5.557cm" svg:height="7.62cm" svg:x="3.223cm" svg:y="18.145cm">
          <text:p text:style-name="P1">&lt;table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7.78cm" svg:height="9.842cm" svg:x="1.952cm" svg:y="26.4cm">
          <text:p text:style-name="P1">&lt;section id=”goal"&gt;</text:p>
          <text:p text:style-name="P1">&lt;h2&gt;Our Goal&lt;/h2&gt;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5.557cm" svg:height="1.587cm" svg:x="3.223cm" svg:y="28.622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557cm" svg:height="3.493cm" svg:x="3.223cm" svg:y="30.527cm">
          <text:p text:style-name="P1">&lt;video&gt;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5.557cm" svg:height="1.587cm" svg:x="3.222cm" svg:y="34.337cm">
          <text:p text:style-name="P1">&lt;summary&gt;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4.288cm" svg:height="1.587cm" svg:x="3.857cm" svg:y="32.115cm">
          <text:p text:style-name="P1"><text:span text:style-name="T1">&lt;source </text:span><text:s/>src="video/placeholder.mov"&gt;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7.78cm" svg:height="5.715cm" svg:x="1.952cm" svg:y="36.56cm">
          <text:p text:style-name="P1">&lt;section id=”state"&gt;</text:p>
          <text:p text:style-name="P1">&lt;h2&gt;Current State&lt;/h2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5.557cm" svg:height="1.587cm" svg:x="3.222cm" svg:y="38.465cm">
          <text:p text:style-name="P1">&lt;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5.557cm" svg:height="1.587cm" svg:x="2.905cm" svg:y="44.498cm">
          <text:p text:style-name="P1">&lt;p&gt;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5.753cm" svg:x="3.903cm" svg:y="18.9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Name</text:p>
              </table:table-cell>
              <table:table-cell>
                <text:p>Name</text:p>
              </table:table-cell>
              <table:table-cell>
                <text:p>Name</text:p>
              </table:table-cell>
            </table:table-row>
            <table:table-row table:style-name="ro1" table:default-cell-style-name="gray2">
              <table:table-cell>
                <text:p>&lt;img src="img/person.png"&gt;</text:p>
              </table:table-cell>
              <table:table-cell>
                <text:p>&lt;img src="img/person.png"&gt;</text:p>
              </table:table-cell>
              <table:table-cell>
                <text:p>&lt;img src="img/person.png"&gt;</text:p>
              </table:table-cell>
              <table:table-cell>
                <text:p>&lt;img src="img/person.png"&gt;</text:p>
              </table:table-cell>
            </table:table-row>
            <table:table-row table:style-name="ro2" table:default-cell-style-name="gray1">
              <table:table-cell>
                <text:p>Rolle</text:p>
              </table:table-cell>
              <table:table-cell>
                <text:p>Rolle</text:p>
              </table:table-cell>
              <table:table-cell>
                <text:p>Rolle</text:p>
              </table:table-cell>
              <table:table-cell>
                <text:p>Roll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8" draw:text-style-name="P15" draw:layer="layout" svg:width="15.557cm" svg:height="1.587cm" svg:x="3.223cm" svg:y="40.37cm">
          <text:p text:style-name="P1">&lt;a href="https://google.com"&gt;GitHub&lt;/a&gt;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42:28.063693242</meta:creation-date>
    <dc:date>2025-02-03T13:13:41.572160826</dc:date>
    <meta:editing-duration>PT31M2S</meta:editing-duration>
    <meta:editing-cycles>24</meta:editing-cycles>
    <meta:generator>LibreOffice/7.4.7.2$Linux_X86_64 LibreOffice_project/40$Build-2</meta:generator>
    <meta:document-statistic meta:object-count="21"/>
  </office:meta>
</office:document-meta>
</file>